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BindParameterSource.MapBindParameter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indParameterSourc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indParameterSource.addValue( String param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BindParameterSource.getValue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BindParameterSource.MapBindParameterSource( Map &lt; String , Parameter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BindParameterSource.hasValue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